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ans serif'"/>
    <style:font-face style:name="Ubuntu mono" svg:font-family="'Ubuntu mono', 'Courier New'"/>
  </office:font-face-decls>
  <office:automatic-styles>
    <style:style style:name="P1" style:family="paragraph" style:parent-style-name="Standard">
      <style:paragraph-properties fo:margin-left="0cm" fo:margin-right="0cm" fo:margin-top="0cm" fo:margin-bottom="1.588cm" style:contextual-spacing="false" style:line-height-at-least="0.794cm" fo:text-align="center" style:justify-single-word="false" fo:orphans="2" fo:widows="2" fo:text-indent="0cm" style:auto-text-indent="false"/>
      <style:text-properties fo:font-variant="normal" fo:text-transform="none" fo:color="#000000" loext:opacity="100%" style:font-name="Source Sans Pro" fo:font-size="22.5pt" fo:letter-spacing="0.026cm" fo:font-style="normal" fo:font-weight="normal" officeooo:paragraph-rsid="000cbd8f"/>
    </style:style>
    <style:style style:name="P2" style:family="paragraph" style:parent-style-name="Standard">
      <style:paragraph-properties fo:margin-left="0cm" fo:margin-right="0cm" fo:margin-top="0.106cm" fo:margin-bottom="0.106cm" style:contextual-spacing="false" fo:text-align="justify" style:justify-single-word="false" fo:orphans="2" fo:widows="2" fo:text-indent="0.794cm" style:auto-text-indent="false"/>
      <style:text-properties fo:font-variant="normal" fo:text-transform="none" fo:color="#000000" loext:opacity="100%" style:font-name="Source Sans Pro" fo:font-size="12pt" fo:letter-spacing="normal" fo:font-style="normal" fo:font-weight="normal" officeooo:paragraph-rsid="000cbd8f"/>
    </style:style>
    <style:style style:name="P3" style:family="paragraph" style:parent-style-name="Text_20_body">
      <style:paragraph-properties fo:margin-left="0cm" fo:margin-right="0cm" fo:margin-top="0.106cm" fo:margin-bottom="0.106cm" style:contextual-spacing="false" fo:text-align="justify" style:justify-single-word="false" fo:orphans="2" fo:widows="2" fo:text-indent="0.794cm" style:auto-text-indent="false"/>
      <style:text-properties fo:font-variant="normal" fo:text-transform="none" fo:color="#000000" loext:opacity="100%" style:font-name="Source Sans Pro" fo:font-size="12pt" fo:letter-spacing="normal" fo:font-style="normal" fo:font-weight="normal"/>
    </style:style>
    <style:style style:name="P4" style:family="paragraph" style:parent-style-name="Standard">
      <style:paragraph-properties fo:margin-left="0cm" fo:margin-right="0cm" fo:margin-top="0.106cm" fo:margin-bottom="0.106cm" style:contextual-spacing="false" fo:text-align="start" style:justify-single-word="false" fo:orphans="2" fo:widows="2" fo:text-indent="0.794cm" style:auto-text-indent="false"/>
      <style:text-properties fo:font-variant="normal" fo:text-transform="none" fo:color="#000000" loext:opacity="100%" style:font-name="Source Sans Pro" fo:font-size="12pt" fo:letter-spacing="normal" fo:font-style="normal" fo:font-weight="normal" officeooo:paragraph-rsid="001256b4"/>
    </style:style>
    <style:style style:name="P5" style:family="paragraph" style:parent-style-name="Standard">
      <style:paragraph-properties fo:margin-left="0cm" fo:margin-right="0cm" fo:margin-top="0.106cm" fo:margin-bottom="0.106cm" style:contextual-spacing="false" fo:text-align="start" style:justify-single-word="false" fo:orphans="2" fo:widows="2" fo:text-indent="0cm" style:auto-text-indent="false"/>
      <style:text-properties fo:font-variant="normal" fo:text-transform="none" fo:color="#000000" loext:opacity="100%" style:font-name="Source Sans Pro" fo:font-size="12pt" fo:letter-spacing="normal" fo:font-style="normal" fo:font-weight="normal" officeooo:paragraph-rsid="00241e8a"/>
    </style:style>
    <style:style style:name="P6" style:family="paragraph" style:parent-style-name="Standard">
      <style:paragraph-properties fo:margin-left="0cm" fo:margin-right="0cm" fo:margin-top="0.106cm" fo:margin-bottom="0.106cm" style:contextual-spacing="false" fo:text-align="justify" style:justify-single-word="false" fo:orphans="2" fo:widows="2" fo:text-indent="0.794cm" style:auto-text-indent="false"/>
      <style:text-properties fo:font-variant="normal" fo:text-transform="none" fo:color="#000000" loext:opacity="100%" style:font-name="Liberation Serif" fo:font-size="12pt" fo:letter-spacing="normal" fo:font-style="normal" fo:font-weight="normal" officeooo:rsid="000b9e43" officeooo:paragraph-rsid="000b9e43"/>
    </style:style>
    <style:style style:name="P7" style:family="paragraph" style:parent-style-name="Standard">
      <style:text-properties fo:font-variant="normal" fo:text-transform="none" fo:color="#000000" loext:opacity="100%" style:font-name="Liberation Serif" fo:font-size="12pt" fo:letter-spacing="normal" fo:font-style="normal" fo:font-weight="normal" officeooo:rsid="000d89b5" officeooo:paragraph-rsid="000d89b5"/>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0d89b5" officeooo:paragraph-rsid="00113dbf"/>
    </style:style>
    <style:style style:name="P9" style:family="paragraph" style:parent-style-name="Standard">
      <style:text-properties fo:font-variant="normal" fo:text-transform="none" fo:color="#000000" loext:opacity="100%" style:font-name="Liberation Serif" fo:font-size="12pt" fo:letter-spacing="normal" fo:font-style="normal" fo:font-weight="normal" officeooo:rsid="000f7180" officeooo:paragraph-rsid="000f7180"/>
    </style:style>
    <style:style style:name="P10" style:family="paragraph" style:parent-style-name="Standard">
      <style:text-properties fo:font-variant="normal" fo:text-transform="none" fo:color="#000000" loext:opacity="100%" style:font-name="Liberation Serif" fo:font-size="12pt" fo:letter-spacing="normal" fo:font-style="normal" fo:font-weight="normal" officeooo:rsid="000f7180" officeooo:paragraph-rsid="00113dbf"/>
    </style:style>
    <style:style style:name="P11" style:family="paragraph" style:parent-style-name="Standard">
      <style:text-properties fo:font-variant="normal" fo:text-transform="none" fo:color="#000000" loext:opacity="100%" style:font-name="Liberation Serif" fo:font-size="12pt" fo:letter-spacing="normal" fo:font-style="normal" fo:font-weight="normal" officeooo:rsid="00142c20" officeooo:paragraph-rsid="00142c20"/>
    </style:style>
    <style:style style:name="P12" style:family="paragraph" style:parent-style-name="Standard">
      <style:text-properties fo:font-variant="normal" fo:text-transform="none" fo:color="#000000" loext:opacity="100%" style:font-name="Liberation Serif" fo:font-size="12pt" fo:letter-spacing="normal" fo:font-style="normal" fo:font-weight="normal" officeooo:rsid="00142c20" officeooo:paragraph-rsid="0016808e"/>
    </style:style>
    <style:style style:name="P13" style:family="paragraph" style:parent-style-name="Standard">
      <style:text-properties fo:font-variant="normal" fo:text-transform="none" fo:color="#000000" loext:opacity="100%" style:font-name="Liberation Serif" fo:font-size="12pt" fo:letter-spacing="normal" fo:font-style="normal" fo:font-weight="normal" officeooo:rsid="00142c20" officeooo:paragraph-rsid="00241e8a"/>
    </style:style>
    <style:style style:name="P14" style:family="paragraph" style:parent-style-name="Standard">
      <style:paragraph-properties fo:margin-left="0cm" fo:margin-right="0cm" fo:margin-top="0.635cm" fo:margin-bottom="0.318cm" style:contextual-spacing="false" fo:text-align="justify" style:justify-single-word="false" fo:orphans="2" fo:widows="2" fo:text-indent="0cm" style:auto-text-indent="false"/>
      <style:text-properties fo:font-variant="normal" fo:text-transform="none" fo:color="#447777" loext:opacity="100%" style:font-name="Source Sans Pro" fo:font-size="13.5pt" fo:letter-spacing="normal" fo:font-style="normal" fo:font-weight="normal" officeooo:paragraph-rsid="000cbd8f"/>
    </style:style>
    <style:style style:name="P15" style:family="paragraph" style:parent-style-name="Text_20_body">
      <style:paragraph-properties fo:margin-left="0cm" fo:margin-right="0cm" fo:margin-top="0.635cm" fo:margin-bottom="0.318cm" style:contextual-spacing="false" fo:text-align="justify" style:justify-single-word="false" fo:orphans="2" fo:widows="2" fo:text-indent="0cm" style:auto-text-indent="false"/>
      <style:text-properties fo:font-variant="normal" fo:text-transform="none" fo:color="#447777" loext:opacity="100%" style:font-name="Source Sans Pro" fo:font-size="13.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ff" loext:opacity="100%" style:text-line-through-style="none" style:text-line-through-type="none" style:font-name="Source Sans Pro" fo:font-size="12pt" fo:letter-spacing="normal" fo:font-style="normal" style:text-underline-style="none" fo:font-weight="normal" style:text-blinking="false"/>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ff" loext:opacity="100%" style:text-line-through-style="none" style:text-line-through-type="none" style:font-name="Source Sans Pro" fo:font-size="12pt" fo:letter-spacing="normal" fo:font-style="normal" style:text-underline-style="none" fo:font-weight="normal" officeooo:paragraph-rsid="0016808e" style:text-blinking="false"/>
    </style:style>
    <style:style style:name="P18" style:family="paragraph" style:parent-style-name="Standard">
      <style:text-properties officeooo:paragraph-rsid="000d89b5"/>
    </style:style>
    <style:style style:name="P19" style:family="paragraph" style:parent-style-name="Standard">
      <style:text-properties officeooo:paragraph-rsid="000f7180"/>
    </style:style>
    <style:style style:name="P20" style:family="paragraph" style:parent-style-name="Standard">
      <style:text-properties officeooo:paragraph-rsid="00113dbf"/>
    </style:style>
    <style:style style:name="P21" style:family="paragraph" style:parent-style-name="Standard">
      <style:text-properties officeooo:paragraph-rsid="001256b4"/>
    </style:style>
    <style:style style:name="P22" style:family="paragraph" style:parent-style-name="Standard">
      <style:text-properties officeooo:rsid="001256b4" officeooo:paragraph-rsid="001256b4"/>
    </style:style>
    <style:style style:name="P23" style:family="paragraph" style:parent-style-name="Standard">
      <style:text-properties officeooo:paragraph-rsid="00142c20"/>
    </style:style>
    <style:style style:name="P24" style:family="paragraph" style:parent-style-name="Standard">
      <style:text-properties officeooo:rsid="00142c20" officeooo:paragraph-rsid="001554e5"/>
    </style:style>
    <style:style style:name="P25" style:family="paragraph" style:parent-style-name="Standard">
      <style:text-properties officeooo:rsid="00142c20" officeooo:paragraph-rsid="0016c964"/>
    </style:style>
    <style:style style:name="P26" style:family="paragraph" style:parent-style-name="Standard">
      <style:text-properties officeooo:rsid="00142c20" officeooo:paragraph-rsid="00212d61"/>
    </style:style>
    <style:style style:name="P27" style:family="paragraph" style:parent-style-name="Standard">
      <style:text-properties officeooo:rsid="00142c20" officeooo:paragraph-rsid="00241e8a"/>
    </style:style>
    <style:style style:name="P28" style:family="paragraph" style:parent-style-name="Standard">
      <style:text-properties officeooo:paragraph-rsid="001554e5"/>
    </style:style>
    <style:style style:name="P29" style:family="paragraph" style:parent-style-name="Standard">
      <style:text-properties officeooo:paragraph-rsid="0016808e"/>
    </style:style>
    <style:style style:name="P30" style:family="paragraph" style:parent-style-name="Standard">
      <style:text-properties officeooo:rsid="0016c964" officeooo:paragraph-rsid="00241e8a"/>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style>
    <style:style style:name="P32" style:family="paragraph" style:parent-style-name="Text_20_body">
      <style:paragraph-properties fo:margin-left="0cm" fo:margin-right="0cm" fo:margin-top="0.635cm" fo:margin-bottom="0.318cm" style:contextual-spacing="false" fo:text-align="justify" style:justify-single-word="false" fo:orphans="2" fo:widows="2" fo:text-indent="0cm" style:auto-text-indent="false"/>
    </style:style>
    <style:style style:name="P33" style:family="paragraph" style:parent-style-name="Standard">
      <style:text-properties officeooo:paragraph-rsid="001a3f95"/>
    </style:style>
    <style:style style:name="P34" style:family="paragraph" style:parent-style-name="Standard">
      <style:text-properties officeooo:rsid="001bbbac" officeooo:paragraph-rsid="001bbbac"/>
    </style:style>
    <style:style style:name="P35" style:family="paragraph" style:parent-style-name="Standard">
      <style:text-properties officeooo:rsid="00212d61" officeooo:paragraph-rsid="00212d61"/>
    </style:style>
    <style:style style:name="P36" style:family="paragraph" style:parent-style-name="Standard">
      <style:text-properties officeooo:paragraph-rsid="00212d61"/>
    </style:style>
    <style:style style:name="P37" style:family="paragraph" style:parent-style-name="Standard">
      <style:text-properties officeooo:rsid="0022d471" officeooo:paragraph-rsid="00241e8a"/>
    </style:style>
    <style:style style:name="P38" style:family="paragraph" style:parent-style-name="Standard">
      <style:text-properties officeooo:rsid="0022d4f4" officeooo:paragraph-rsid="00241e8a"/>
    </style:style>
    <style:style style:name="P39" style:family="paragraph" style:parent-style-name="Standard">
      <style:text-properties officeooo:rsid="002312b4" officeooo:paragraph-rsid="00241e8a"/>
    </style:style>
    <style:style style:name="P40" style:family="paragraph" style:parent-style-name="Standard">
      <style:text-properties officeooo:rsid="00241e8a" officeooo:paragraph-rsid="00241e8a"/>
    </style:style>
    <style:style style:name="P41" style:family="paragraph" style:parent-style-name="Standard">
      <style:text-properties officeooo:paragraph-rsid="00241e8a"/>
    </style:style>
    <style:style style:name="P42" style:family="paragraph" style:parent-style-name="Standard">
      <style:text-properties officeooo:paragraph-rsid="002490dd"/>
    </style:style>
    <style:style style:name="P43" style:family="paragraph" style:parent-style-name="Text_20_body">
      <style:paragraph-properties fo:margin-left="0cm" fo:margin-right="0cm" fo:margin-top="0.106cm" fo:margin-bottom="0.106cm" style:contextual-spacing="false" fo:text-align="start" style:justify-single-word="false" fo:orphans="2" fo:widows="2" fo:text-indent="0.794cm" style:auto-text-indent="false"/>
      <style:text-properties style:font-name="Liberation Serif" officeooo:paragraph-rsid="0025fac0"/>
    </style:style>
    <style:style style:name="P44" style:family="paragraph" style:parent-style-name="Standard">
      <style:text-properties fo:font-variant="normal" fo:text-transform="none" fo:color="#000000" loext:opacity="100%" style:font-name="Liberation Serif" fo:font-size="12pt" fo:letter-spacing="normal" fo:font-style="normal" fo:font-weight="normal" officeooo:rsid="0016c964" officeooo:paragraph-rsid="0016c964"/>
    </style:style>
    <style:style style:name="P45" style:family="paragraph" style:parent-style-name="Standard">
      <style:text-properties fo:font-variant="normal" fo:text-transform="none" fo:color="#000000" loext:opacity="100%" style:font-name="Liberation Serif" fo:font-size="12pt" fo:letter-spacing="normal" fo:font-style="normal" fo:font-weight="normal" officeooo:rsid="001bbbac" officeooo:paragraph-rsid="001bbbac"/>
    </style:style>
    <style:style style:name="P46" style:family="paragraph" style:parent-style-name="Standard">
      <style:text-properties fo:font-variant="normal" fo:text-transform="none" fo:color="#000000" loext:opacity="100%" style:font-name="Liberation Serif" fo:font-size="12pt" fo:letter-spacing="normal" fo:font-style="normal" fo:font-weight="normal" officeooo:paragraph-rsid="002490dd"/>
    </style:style>
    <style:style style:name="P47" style:family="paragraph" style:parent-style-name="Standard">
      <style:text-properties fo:font-variant="normal" fo:text-transform="none" fo:color="#000000" loext:opacity="100%" style:font-name="Liberation Serif" fo:font-size="12pt" fo:letter-spacing="normal" fo:font-style="normal" fo:font-weight="normal" officeooo:rsid="0022d4f4" officeooo:paragraph-rsid="00241e8a"/>
    </style:style>
    <style:style style:name="P48" style:family="paragraph" style:parent-style-name="Standard">
      <style:text-properties fo:font-variant="normal" fo:text-transform="none" fo:color="#447777" loext:opacity="100%" style:font-name="Source Sans Pro" fo:font-size="13.5pt" fo:letter-spacing="normal" fo:font-style="normal" fo:font-weight="normal" officeooo:paragraph-rsid="002490dd"/>
    </style:style>
    <style:style style:name="P49" style:family="paragraph" style:parent-style-name="Text_20_body" style:list-style-name="L1">
      <style:paragraph-properties fo:margin-left="0cm" fo:margin-right="0cm" fo:margin-top="0.106cm" fo:margin-bottom="0.106cm" style:contextual-spacing="false"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normal"/>
    </style:style>
    <style:style style:name="P50" style:family="paragraph" style:parent-style-name="Text_20_body" style:list-style-name="L2">
      <style:paragraph-properties fo:margin-left="0cm" fo:margin-right="0cm" fo:margin-top="0.106cm" fo:margin-bottom="0.106cm" style:contextual-spacing="false"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normal"/>
    </style:style>
    <style:style style:name="P51" style:family="paragraph" style:parent-style-name="Text_20_body">
      <style:paragraph-properties fo:margin-left="0cm" fo:margin-right="0cm" fo:margin-top="0.635cm" fo:margin-bottom="0.318cm" style:contextual-spacing="false"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normal" officeooo:paragraph-rsid="00241e8a"/>
    </style:style>
    <style:style style:name="P52" style:family="paragraph" style:parent-style-name="Text_20_body" style:list-style-name="L3">
      <style:paragraph-properties fo:margin-left="0cm" fo:margin-right="0cm" fo:margin-top="0.106cm" fo:margin-bottom="0.106cm" style:contextual-spacing="false" fo:text-align="justify" style:justify-single-word="false" fo:orphans="2" fo:widows="2" fo:text-indent="0cm" style:auto-text-indent="false"/>
      <style:text-properties fo:font-variant="normal" fo:text-transform="none" fo:color="#000000" loext:opacity="100%" style:font-name="Source Sans Pro" fo:font-size="12pt" fo:letter-spacing="normal" fo:font-style="normal" fo:font-weight="normal"/>
    </style:style>
    <style:style style:name="P53" style:family="paragraph" style:parent-style-name="Text_20_body">
      <style:paragraph-properties fo:margin-left="0cm" fo:margin-right="0cm" fo:margin-top="0.106cm" fo:margin-bottom="0.106cm" style:contextual-spacing="false" fo:text-align="justify" style:justify-single-word="false" fo:orphans="2" fo:widows="2" fo:text-indent="0.794cm" style:auto-text-indent="false"/>
      <style:text-properties fo:font-variant="normal" fo:text-transform="none" fo:color="#000000" loext:opacity="100%" style:font-name="Source Sans Pro" fo:font-size="12pt" fo:letter-spacing="normal" fo:font-style="normal" fo:font-weight="normal"/>
    </style:style>
    <style:style style:name="P54" style:family="paragraph" style:parent-style-name="Text_20_body">
      <style:paragraph-properties fo:margin-left="0cm" fo:margin-right="0cm" fo:margin-top="0.106cm" fo:margin-bottom="0.106cm" style:contextual-spacing="false" fo:text-align="start" style:justify-single-word="false" fo:orphans="2" fo:widows="2" fo:text-indent="0.794cm" style:auto-text-indent="false"/>
      <style:text-properties fo:font-variant="normal" fo:text-transform="none" fo:color="#000000" loext:opacity="100%" style:font-name="Liberation Serif" fo:font-size="12pt" fo:letter-spacing="normal" fo:font-style="normal" fo:font-weight="normal" officeooo:paragraph-rsid="0025fac0"/>
    </style:style>
    <style:style style:name="P5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ff" loext:opacity="100%" style:text-line-through-style="none" style:text-line-through-type="none" style:font-name="Source Sans Pro" fo:font-size="12pt" fo:letter-spacing="normal" fo:font-style="normal" style:text-underline-style="none" fo:font-weight="normal" style:text-blinking="false"/>
    </style:style>
    <style:style style:name="P56" style:family="paragraph" style:parent-style-name="Text_20_body">
      <style:paragraph-properties fo:margin-left="0cm" fo:margin-right="0cm" fo:margin-top="0.635cm" fo:margin-bottom="0.318cm" style:contextual-spacing="false" fo:text-align="justify" style:justify-single-word="false" fo:orphans="2" fo:widows="2" fo:text-indent="0cm" style:auto-text-indent="false"/>
      <style:text-properties fo:font-variant="normal" fo:text-transform="none" fo:color="#447777" loext:opacity="100%" style:font-name="Source Sans Pro" fo:font-size="13.5pt" fo:letter-spacing="normal" fo:font-style="normal" fo:font-weight="normal"/>
    </style:style>
    <style:style style:name="P57" style:family="paragraph">
      <style:paragraph-properties fo:text-align="center"/>
    </style:style>
    <style:style style:name="T1" style:family="text">
      <style:text-properties fo:font-weight="bold"/>
    </style:style>
    <style:style style:name="T2" style:family="text">
      <style:text-properties fo:font-variant="normal" fo:text-transform="none" fo:color="#000000" loext:opacity="100%" style:font-name="Liberation Serif" fo:font-size="12pt"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93f20"/>
    </style:style>
    <style:style style:name="T4" style:family="text">
      <style:text-properties fo:font-variant="normal" fo:text-transform="none" fo:color="#000000" loext:opacity="100%" style:font-name="Liberation Serif" fo:font-size="12pt" fo:letter-spacing="normal" fo:font-style="normal" fo:font-weight="normal" officeooo:rsid="000d89b5"/>
    </style:style>
    <style:style style:name="T5" style:family="text">
      <style:text-properties fo:font-variant="normal" fo:text-transform="none" fo:color="#000000" loext:opacity="100%" style:font-name="Liberation Serif" fo:font-size="12pt" fo:letter-spacing="normal" fo:font-style="normal" fo:font-weight="normal" officeooo:rsid="000f7180"/>
    </style:style>
    <style:style style:name="T6" style:family="text">
      <style:text-properties fo:font-variant="normal" fo:text-transform="none" fo:color="#000000" loext:opacity="100%" style:font-name="Liberation Serif" fo:font-size="12pt" fo:letter-spacing="normal" fo:font-style="normal" fo:font-weight="normal" officeooo:rsid="00113dbf"/>
    </style:style>
    <style:style style:name="T7" style:family="text">
      <style:text-properties fo:font-variant="normal" fo:text-transform="none" fo:color="#000000" loext:opacity="100%" style:font-name="Liberation Serif" fo:font-size="12pt" fo:letter-spacing="normal" fo:font-style="normal" fo:font-weight="normal" officeooo:rsid="001256b4"/>
    </style:style>
    <style:style style:name="T8" style:family="text">
      <style:text-properties fo:font-variant="normal" fo:text-transform="none" fo:color="#000000" loext:opacity="100%" style:font-name="Liberation Serif" fo:font-size="12pt" fo:letter-spacing="normal" fo:font-style="normal" fo:font-weight="normal" officeooo:rsid="00142c20"/>
    </style:style>
    <style:style style:name="T9" style:family="text">
      <style:text-properties fo:font-variant="normal" fo:text-transform="none" fo:color="#000000" loext:opacity="100%" style:font-name="Liberation Serif" fo:font-size="12pt" fo:letter-spacing="normal" fo:font-style="normal" fo:font-weight="normal" officeooo:rsid="001554e5"/>
    </style:style>
    <style:style style:name="T10" style:family="text">
      <style:text-properties fo:font-variant="normal" fo:text-transform="none" fo:color="#000000" loext:opacity="100%" style:font-name="Liberation Serif" fo:font-size="12pt" fo:letter-spacing="normal" fo:font-style="normal" fo:font-weight="normal" officeooo:rsid="0016808e"/>
    </style:style>
    <style:style style:name="T11" style:family="text">
      <style:text-properties fo:font-variant="normal" fo:text-transform="none" fo:color="#000000" loext:opacity="100%" style:font-name="Liberation Serif" fo:font-size="12pt" fo:letter-spacing="normal" fo:font-style="normal" fo:font-weight="normal" officeooo:rsid="0016c964"/>
    </style:style>
    <style:style style:name="T12" style:family="text">
      <style:text-properties fo:font-variant="normal" fo:text-transform="none" fo:color="#000000" loext:opacity="100%" style:font-name="Liberation Serif" fo:font-size="12pt" fo:letter-spacing="normal" fo:font-style="normal" fo:font-weight="normal" officeooo:rsid="001a3f95"/>
    </style:style>
    <style:style style:name="T13" style:family="text">
      <style:text-properties fo:font-variant="normal" fo:text-transform="none" fo:color="#000000" loext:opacity="100%" style:font-name="Liberation Serif" fo:font-size="12pt" fo:letter-spacing="normal" fo:font-style="normal" fo:font-weight="normal" officeooo:rsid="001d4606"/>
    </style:style>
    <style:style style:name="T14" style:family="text">
      <style:text-properties fo:font-variant="normal" fo:text-transform="none" fo:color="#000000" loext:opacity="100%" style:font-name="Liberation Serif" fo:font-size="12pt" fo:letter-spacing="normal" fo:font-style="normal" fo:font-weight="normal" officeooo:rsid="001e5f0f"/>
    </style:style>
    <style:style style:name="T15" style:family="text">
      <style:text-properties fo:font-variant="normal" fo:text-transform="none" fo:color="#000000" loext:opacity="100%" style:font-name="Liberation Serif" fo:font-size="12pt" fo:letter-spacing="normal" fo:font-style="normal" fo:font-weight="normal" officeooo:rsid="001f92a3"/>
    </style:style>
    <style:style style:name="T16" style:family="text">
      <style:text-properties fo:font-variant="normal" fo:text-transform="none" fo:color="#000000" loext:opacity="100%" style:font-name="Liberation Serif" fo:font-size="12pt" fo:letter-spacing="normal" fo:font-style="normal" fo:font-weight="normal" officeooo:rsid="00212d61"/>
    </style:style>
    <style:style style:name="T17" style:family="text">
      <style:text-properties fo:font-variant="normal" fo:text-transform="none" fo:color="#000000" loext:opacity="100%" style:font-name="Liberation Serif" fo:font-size="12pt" fo:letter-spacing="normal" fo:font-style="normal" fo:font-weight="normal" officeooo:rsid="002152b9"/>
    </style:style>
    <style:style style:name="T18" style:family="text">
      <style:text-properties fo:font-variant="normal" fo:text-transform="none" fo:color="#000000" loext:opacity="100%" style:font-name="Liberation Serif" fo:font-size="12pt" fo:letter-spacing="normal" fo:font-style="normal" fo:font-weight="normal" officeooo:rsid="0022d471"/>
    </style:style>
    <style:style style:name="T19" style:family="text">
      <style:text-properties fo:font-variant="normal" fo:text-transform="none" fo:color="#000000" loext:opacity="100%" style:font-name="Liberation Serif" fo:font-size="12pt" fo:letter-spacing="normal" fo:font-style="normal" fo:font-weight="normal" officeooo:rsid="0022d4f4"/>
    </style:style>
    <style:style style:name="T20" style:family="text">
      <style:text-properties fo:font-variant="normal" fo:text-transform="none" fo:color="#000000" loext:opacity="100%" style:font-name="Liberation Serif" fo:font-size="12pt" fo:letter-spacing="normal" fo:font-style="normal" fo:font-weight="normal" officeooo:rsid="002312b4"/>
    </style:style>
    <style:style style:name="T21" style:family="text">
      <style:text-properties fo:font-variant="normal" fo:text-transform="none" fo:color="#000000" loext:opacity="100%" style:font-name="Liberation Serif" fo:font-size="12pt" fo:letter-spacing="normal" fo:font-style="normal" fo:font-weight="normal" officeooo:rsid="00241e8a"/>
    </style:style>
    <style:style style:name="T22" style:family="text">
      <style:text-properties fo:font-variant="normal" fo:text-transform="none" fo:color="#000000" loext:opacity="100%" style:font-name="Liberation Serif" fo:font-size="12pt" fo:letter-spacing="normal" fo:font-style="normal" fo:font-weight="normal" officeooo:rsid="0029b228"/>
    </style:style>
    <style:style style:name="T23" style:family="text">
      <style:text-properties fo:font-variant="normal" fo:text-transform="none" fo:color="#000000" loext:opacity="100%" style:font-name="Liberation Serif" fo:letter-spacing="normal"/>
    </style:style>
    <style:style style:name="T24" style:family="text">
      <style:text-properties fo:font-variant="normal" fo:text-transform="none" fo:color="#000000" loext:opacity="100%" fo:font-size="12pt" fo:letter-spacing="normal" fo:font-style="normal" fo:font-weight="normal"/>
    </style:style>
    <style:style style:name="T25" style:family="text">
      <style:text-properties fo:font-variant="normal" fo:text-transform="none" fo:color="#447777" loext:opacity="100%" style:font-name="Source Sans Pro" fo:font-size="13.5pt" fo:letter-spacing="normal" fo:font-style="normal" fo:font-weight="normal"/>
    </style:style>
    <style:style style:name="T26" style:family="text">
      <style:text-properties fo:font-variant="normal" fo:text-transform="none" fo:color="#447777" loext:opacity="100%" style:font-name="Source Sans Pro" fo:font-size="13.5pt" fo:letter-spacing="normal" fo:font-style="normal" fo:font-weight="normal" officeooo:rsid="000cbd8f"/>
    </style:style>
    <style:style style:name="T27" style:family="text">
      <style:text-properties style:font-name="Liberation Serif"/>
    </style:style>
    <style:style style:name="T28" style:family="text">
      <style:text-properties style:font-name="Liberation Serif" officeooo:rsid="00193f20"/>
    </style:style>
    <style:style style:name="T29" style:family="text">
      <style:text-properties style:font-name="Liberation Serif" officeooo:rsid="000f7180"/>
    </style:style>
    <style:style style:name="T30" style:family="text">
      <style:text-properties style:font-name="Liberation Serif" officeooo:rsid="001256b4"/>
    </style:style>
    <style:style style:name="T31" style:family="text">
      <style:text-properties style:font-name="Liberation Serif" officeooo:rsid="00142c20"/>
    </style:style>
    <style:style style:name="T32" style:family="text">
      <style:text-properties style:font-name="Liberation Serif" officeooo:rsid="0016808e"/>
    </style:style>
    <style:style style:name="T33" style:family="text">
      <style:text-properties style:font-name="Liberation Serif" officeooo:rsid="00241e8a"/>
    </style:style>
    <style:style style:name="T34" style:family="text">
      <style:text-properties officeooo:rsid="00147d55"/>
    </style:style>
    <style:style style:name="T35" style:family="text">
      <style:text-properties officeooo:rsid="00152e17"/>
    </style:style>
    <style:style style:name="T36" style:family="text">
      <style:text-properties officeooo:rsid="000d89b5"/>
    </style:style>
    <style:style style:name="T37" style:family="text">
      <style:text-properties officeooo:rsid="00113dbf"/>
    </style:style>
    <style:style style:name="T38" style:family="text">
      <style:text-properties officeooo:rsid="00142c20"/>
    </style:style>
    <style:style style:name="T39" style:family="text">
      <style:text-properties officeooo:rsid="0016808e"/>
    </style:style>
    <style:style style:name="T40" style:family="text">
      <style:text-properties officeooo:rsid="001a3f95"/>
    </style:style>
    <style:style style:name="T41" style:family="text">
      <style:text-properties officeooo:rsid="002152b9"/>
    </style:style>
    <style:style style:name="T42" style:family="text">
      <style:text-properties officeooo:rsid="0022d471"/>
    </style:style>
    <style:style style:name="T43" style:family="text">
      <style:text-properties officeooo:rsid="0029b22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draw:stroke-dash="Double_20_Dash_20__28_Rounded_29_" svg:stroke-color="#000000" draw:marker-end="Arrow" draw:marker-end-width="0.176cm" svg:stroke-linecap="rou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draw:stroke-dash="Double_20_Dash" svg:stroke-color="#111111" draw:marker-end="Arrow" draw:marker-end-width="0.176cm"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Double_20_Dash" svg:stroke-color="#111111"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Double_20_Dash_20_Dot_20_Dot" svg:stroke-color="#000000" draw:marker-end="Arrow" draw:marker-end-width="0.176cm"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Double_20_Dash_20_Dot_20_Dot"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Ultrafine_20_2_20_Dots_20_3_20_Dashes" svg:stroke-color="#00000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4<text:line-break/><text:span text:style-name="T1">Énonce des Exercices</text:span></text:p>
      <text:p text:style-name="P14">Exercice 4.1</text:p>
      <text:p text:style-name="P2">Formulez un algorithme équivalent à l’algorithme suivant :</text:p>
      <text:p text:style-name="P6">début</text:p>
      <text:p text:style-name="P6"><draw:line text:anchor-type="paragraph" draw:z-index="0" draw:name="Ligne horizontale 1" draw:style-name="gr3" draw:text-style-name="P57" svg:x1="3.077cm" svg:y1="0.492cm" svg:x2="2.124cm" svg:y2="0.492cm"><text:p/></draw:line><draw:line text:anchor-type="paragraph" draw:z-index="1" draw:name="Ligne 1" draw:style-name="gr3" draw:text-style-name="P57" svg:x1="9.082cm" svg:y1="0.519cm" svg:x2="7.442cm" svg:y2="0.519cm"><text:p/></draw:line>si tutu <text:s text:c="13"/>toto+4 et tata&lt;&gt; «ok»</text:p>
      <text:p text:style-name="P6"><draw:line text:anchor-type="paragraph" draw:z-index="2" draw:name="Ligne 2" draw:style-name="gr3" draw:text-style-name="P57" svg:x1="2.944cm" svg:y1="0.429cm" svg:x2="1.78cm" svg:y2="0.455cm"><text:p/></draw:line>tutu <text:s text:c="14"/>tutu-1</text:p>
      <text:p text:style-name="P6">sinon</text:p>
      <text:p text:style-name="P6"><draw:line text:anchor-type="paragraph" draw:z-index="3" draw:name="Ligne horizontale 2" draw:style-name="gr3" draw:text-style-name="P57" svg:x1="2.309cm" svg:y1="0.407cm" svg:x2="1.7cm" svg:y2="0.407cm"><text:p/></draw:line>tutu <text:s text:c="10"/>tutu+1</text:p>
      <text:p text:style-name="P6">finsi</text:p>
      <text:p text:style-name="P6"><draw:line text:anchor-type="paragraph" draw:z-index="11" draw:name="Ligne 5" draw:style-name="gr9" draw:text-style-name="P57" svg:x1="0.616cm" svg:y1="0.756cm" svg:x2="15.459cm" svg:y2="0.624cm"><text:p/></draw:line>fin</text:p>
      <text:p text:style-name="P32"><text:span text:style-name="T26">E</text:span><text:span text:style-name="T25">xercice 4.2</text:span></text:p>
      <text:p text:style-name="P3">Cet algorithme est destiné à prédire l'avenir, et il doit être infaillible !</text:p>
      <text:p text:style-name="P3">Il lira au clavier l’heure et les minutes, et il affichera l’heure qu’il sera une minute plus tard. Par exemple, si l'utilisateur tape 21 puis 32, l'algorithme doit répondre <text:s text:c="5"/>"Dans une minute, il sera 21 heure(s) 33".</text:p>
      <text:p text:style-name="P3">NB: on suppose que l'utilisateur entre une heure valide. Pas besoin donc de la vérifier.</text:p>
      <text:p text:style-name="P18"><text:span text:style-name="T34">Variable </text:span><text:span text:style-name="T36">h</text:span><text:span text:style-name="T34">,</text:span><text:span text:style-name="T36">m</text:span><text:span text:style-name="T34"> en </text:span><text:span text:style-name="T36">numérique</text:span><text:line-break/><text:span text:style-name="T35">début</text:span><text:line-break/><text:span text:style-name="T2">Écrire <text:s/>"Entrez </text:span><text:span text:style-name="T4">l’heure,et l</text:span><text:span text:style-name="T6">es </text:span><text:span text:style-name="T4">minutes</text:span><text:span text:style-name="T2">: "</text:span><text:span text:style-name="T27"><text:line-break/></text:span><text:span text:style-name="T2">Lire</text:span><text:span text:style-name="T23"> </text:span><text:span text:style-name="T4">h,m</text:span></text:p>
      <text:p text:style-name="P7"><draw:line text:anchor-type="paragraph" draw:z-index="4" draw:name="Ligne 8" draw:style-name="gr4" draw:text-style-name="P57" svg:x1="1.912cm" svg:y1="0.201cm" svg:x2="0.536cm" svg:y2="0.192cm"><text:p/></draw:line>m <text:s text:c="17"/>m+1</text:p>
      <text:p text:style-name="P7"/>
      <text:p text:style-name="P7"><draw:line text:anchor-type="paragraph" draw:z-index="5" draw:name="Ligne 10" draw:style-name="gr4" draw:text-style-name="P57" svg:x1="2.812cm" svg:y1="0.201cm" svg:x2="4.505cm" svg:y2="0.201cm"><text:p/></draw:line>Si <text:s text:c="4"/>m <text:s/>=60</text:p>
      <text:p text:style-name="P7"/>
      <text:p text:style-name="P7"><draw:line text:anchor-type="paragraph" draw:z-index="7" draw:name="Ligne 3" draw:style-name="gr3" draw:text-style-name="P57" svg:x1="1.436cm" svg:y1="0.155cm" svg:x2="0.483cm" svg:y2="0.181cm"><text:p/></draw:line>m <text:s text:c="10"/>0</text:p>
      <text:p text:style-name="P7"><draw:line text:anchor-type="paragraph" draw:z-index="8" draw:name="Ligne horizontale 4" draw:style-name="gr3" draw:text-style-name="P57" svg:x1="1.092cm" svg:y1="0.145cm" svg:x2="0.351cm" svg:y2="0.145cm"><text:p/></draw:line>h <text:s text:c="9"/>h+1</text:p>
      <text:p text:style-name="P19"><draw:line text:anchor-type="paragraph" draw:z-index="9" draw:name="Ligne horizontale 5" draw:style-name="gr3" draw:text-style-name="P57" svg:x1="2.521cm" svg:y1="0.737cm" svg:x2="4.109cm" svg:y2="0.737cm"><text:p/></draw:line><text:span text:style-name="T4">finsi</text:span><text:span text:style-name="T27"><text:line-break/></text:span><text:span text:style-name="T2">Si <text:s text:c="4"/></text:span><text:span text:style-name="T5">h</text:span><text:span text:style-name="T2"> <text:s/></text:span><text:span text:style-name="T4">=</text:span><text:span text:style-name="T5">24</text:span></text:p>
      <text:p text:style-name="P9"><draw:line text:anchor-type="paragraph" draw:z-index="10" draw:name="Ligne 4" draw:style-name="gr3" draw:text-style-name="P57" svg:x1="1.356cm" svg:y1="0.24cm" svg:x2="0.43cm" svg:y2="0.266cm"><text:p/></draw:line>h <text:s text:c="12"/>0</text:p>
      <text:p text:style-name="P19"><text:span text:style-name="T5">finsi</text:span><text:span text:style-name="T27"><text:line-break/></text:span><text:span text:style-name="T23"> </text:span><text:span text:style-name="T2">Écrire</text:span><text:span text:style-name="T23"> <text:s/></text:span><text:span text:style-name="T2">"</text:span><text:span text:style-name="T5">dans une minute il sera:</text:span><text:span text:style-name="T3">",</text:span><text:span text:style-name="T5">h,</text:span><text:span text:style-name="T7">m,</text:span><text:span text:style-name="T2"><text:line-break/>Fin</text:span></text:p>
      <text:p text:style-name="P3"><draw:line text:anchor-type="paragraph" draw:z-index="6" draw:name="Ligne horizontale 3" draw:style-name="gr10" draw:text-style-name="P57" svg:x1="0.166cm" svg:y1="0.473cm" svg:x2="15.459cm" svg:y2="0.473cm"><text:p/></draw:line></text:p>
      <text:p text:style-name="P15"><text:bookmark text:name="En4.3"/><text:soft-page-break/>Exercice 4.3</text:p>
      <text:p text:style-name="P3">De même que le précédent, cet algorithme doit demander une heure et en afficher une autre. Mais cette fois, il doit gérer également les secondes, et afficher l'heure qu'il sera une seconde plus tard.</text:p>
      <text:p text:style-name="P3">Par exemple, si l'utilisateur tape 21, puis 32, puis 8, l'algorithme doit répondre : "Dans une seconde, il sera 21 heure(s), 32 minute(s) et 9 seconde(s)".NB : là encore, on suppose que l'utilisateur entre une date valide.</text:p>
      <text:p text:style-name="P20"><text:span text:style-name="T34">Variable </text:span><text:span text:style-name="T36">h</text:span><text:span text:style-name="T34">,</text:span><text:span text:style-name="T36">m</text:span><text:span text:style-name="T34"> ,</text:span><text:span text:style-name="T37">s, <text:s/></text:span><text:span text:style-name="T34">en </text:span><text:span text:style-name="T36">numérique</text:span><text:line-break/><text:span text:style-name="T35">début</text:span><text:line-break/><text:span text:style-name="T2">Écrire <text:s/>"Entrez </text:span><text:span text:style-name="T4">l’heure,et l</text:span><text:span text:style-name="T6">es </text:span><text:span text:style-name="T4">minutes , </text:span><text:span text:style-name="T6">les secondes</text:span><text:span text:style-name="T2">: "</text:span><text:span text:style-name="T27"><text:line-break/></text:span><text:span text:style-name="T2">Lire</text:span><text:span text:style-name="T23"> </text:span><text:span text:style-name="T4">h,m,</text:span><text:span text:style-name="T6">s</text:span></text:p>
      <text:p text:style-name="P20"><draw:line text:anchor-type="paragraph" draw:z-index="17" draw:name="Ligne 12" draw:style-name="gr4" draw:text-style-name="P57" svg:x1="1.912cm" svg:y1="0.201cm" svg:x2="0.536cm" svg:y2="0.192cm"><text:p/></draw:line><text:span text:style-name="T6">s</text:span><text:span text:style-name="T4"> <text:s text:c="17"/></text:span><text:span text:style-name="T7">s</text:span><text:span text:style-name="T4">+1</text:span></text:p>
      <text:p text:style-name="P20"><draw:line text:anchor-type="paragraph" draw:z-index="18" draw:name="Ligne 13" draw:style-name="gr4" draw:text-style-name="P57" svg:x1="2.812cm" svg:y1="0.201cm" svg:x2="4.505cm" svg:y2="0.201cm"><text:p/></draw:line><text:span text:style-name="T4">Si <text:s text:c="4"/></text:span><text:span text:style-name="T7">s</text:span><text:span text:style-name="T4"> =60</text:span></text:p>
      <text:p text:style-name="P21"><draw:line text:anchor-type="paragraph" draw:z-index="19" draw:name="Ligne 14" draw:style-name="gr3" draw:text-style-name="P57" svg:x1="1.436cm" svg:y1="0.155cm" svg:x2="0.483cm" svg:y2="0.181cm"><text:p/></draw:line><text:span text:style-name="T7">s</text:span><text:span text:style-name="T4"> <text:s text:c="10"/>0</text:span></text:p>
      <text:p text:style-name="P21"><draw:line text:anchor-type="paragraph" draw:z-index="20" draw:name="Ligne horizontale 8" draw:style-name="gr3" draw:text-style-name="P57" svg:x1="1.092cm" svg:y1="0.145cm" svg:x2="0.351cm" svg:y2="0.145cm"><text:p/></draw:line><text:span text:style-name="T7">m</text:span><text:span text:style-name="T4"> <text:s text:c="8"/></text:span><text:span text:style-name="T7">m</text:span><text:span text:style-name="T4">+1</text:span></text:p>
      <text:p text:style-name="P22"><text:span text:style-name="T6">f</text:span><text:span text:style-name="T2">insi</text:span></text:p>
      <text:p text:style-name="P8"/>
      <text:p text:style-name="P8"><draw:line text:anchor-type="paragraph" draw:z-index="12" draw:name="Ligne 7" draw:style-name="gr4" draw:text-style-name="P57" svg:x1="2.812cm" svg:y1="0.201cm" svg:x2="4.505cm" svg:y2="0.201cm"><text:p/></draw:line>Si <text:s text:c="4"/>m <text:s/>=60</text:p>
      <text:p text:style-name="P8"/>
      <text:p text:style-name="P8"><draw:line text:anchor-type="paragraph" draw:z-index="13" draw:name="Ligne 9" draw:style-name="gr3" draw:text-style-name="P57" svg:x1="1.436cm" svg:y1="0.155cm" svg:x2="0.483cm" svg:y2="0.181cm"><text:p/></draw:line>m <text:s text:c="10"/>0</text:p>
      <text:p text:style-name="P8"><draw:line text:anchor-type="paragraph" draw:z-index="14" draw:name="Ligne horizontale 6" draw:style-name="gr3" draw:text-style-name="P57" svg:x1="1.092cm" svg:y1="0.145cm" svg:x2="0.351cm" svg:y2="0.145cm"><text:p/></draw:line>h <text:s text:c="9"/>h+1</text:p>
      <text:p text:style-name="P20"><draw:line text:anchor-type="paragraph" draw:z-index="15" draw:name="Ligne horizontale 7" draw:style-name="gr3" draw:text-style-name="P57" svg:x1="2.521cm" svg:y1="0.737cm" svg:x2="4.109cm" svg:y2="0.737cm"><text:p/></draw:line><text:span text:style-name="T4">finsi</text:span><text:span text:style-name="T27"><text:line-break/></text:span><text:span text:style-name="T2">Si <text:s text:c="4"/></text:span><text:span text:style-name="T5">h</text:span><text:span text:style-name="T2"> <text:s/></text:span><text:span text:style-name="T4">=</text:span><text:span text:style-name="T5">24</text:span></text:p>
      <text:p text:style-name="P10"><draw:line text:anchor-type="paragraph" draw:z-index="16" draw:name="Ligne 11" draw:style-name="gr3" draw:text-style-name="P57" svg:x1="1.356cm" svg:y1="0.24cm" svg:x2="0.43cm" svg:y2="0.266cm"><text:p/></draw:line>h <text:s text:c="12"/>0</text:p>
      <text:p text:style-name="P4"><draw:line text:anchor-type="paragraph" draw:z-index="25" draw:name="Ligne 15" draw:style-name="gr7" draw:text-style-name="P57" svg:x1="-0.363cm" svg:y1="1.543cm" svg:x2="15.062cm" svg:y2="1.411cm"><text:p/></draw:line><text:span text:style-name="T29">finsi</text:span><text:span text:style-name="T27"><text:line-break/>Écrire"</text:span><text:span text:style-name="T30">dans une seconde il sera</text:span><text:span text:style-name="T28">",</text:span><text:span text:style-name="T29">h,</text:span><text:span text:style-name="T28">"</text:span><text:span text:style-name="T30">h</text:span><text:span text:style-name="T28">" <text:s/>, <text:s/></text:span><text:span text:style-name="T30">m, </text:span><text:span text:style-name="T28">"</text:span><text:span text:style-name="T30">m</text:span><text:span text:style-name="T28">" </text:span><text:span text:style-name="T31">et </text:span><text:span text:style-name="T30"><text:s text:c="3"/>s, </text:span><text:span text:style-name="T28">"</text:span><text:span text:style-name="T30">s</text:span><text:span text:style-name="T28">" </text:span><text:span text:style-name="T27"><text:line-break/>Fin</text:span></text:p>
      <text:p text:style-name="P15"><text:bookmark text:name="En4.4"/>Exercice 4.4</text:p>
      <text:p text:style-name="P3">Un magasin de reprographie facture 0,10 E les dix premières photocopies, 0,09 E les vingt suivantes et 0,08 E au-delà. Ecrivez un algorithme qui demande à l’utilisateur le nombre de photocopies effectuées et qui affiche la facture correspondante.</text:p>
      <text:p text:style-name="P23"><text:span text:style-name="T34">Variable <text:s/></text:span><text:span text:style-name="T38">n</text:span><text:span text:style-name="T34">,</text:span><text:span text:style-name="T38">b, <text:s text:c="3"/></text:span><text:span text:style-name="T34">en </text:span><text:span text:style-name="T36">numérique</text:span><text:line-break/><text:span text:style-name="T35">début</text:span><text:line-break/><text:span text:style-name="T2">Écrire <text:s/>"</text:span><text:span text:style-name="T8">nombre de photocopies</text:span><text:span text:style-name="T2">: "</text:span><text:span text:style-name="T27"><text:line-break/></text:span><text:span text:style-name="T2">Lire</text:span><text:span text:style-name="T23"> </text:span><text:span text:style-name="T8">n</text:span></text:p>
      <text:p text:style-name="P11"><draw:line text:anchor-type="paragraph" draw:z-index="22" draw:name="Ligne 18" draw:style-name="gr8" draw:text-style-name="P57" svg:x1="2.097cm" svg:y1="0.178cm" svg:x2="3.235cm" svg:y2="0.152cm"><text:p/></draw:line>si n&lt;= <text:s/>10</text:p>
      <text:p text:style-name="P11"><draw:line text:anchor-type="paragraph" draw:z-index="23" draw:name="Ligne 19" draw:style-name="gr4" draw:text-style-name="P57" svg:x1="1.912cm" svg:y1="0.201cm" svg:x2="0.536cm" svg:y2="0.192cm"><text:p/></draw:line>p <text:s text:c="23"/>n*0,1</text:p>
      <text:p text:style-name="P11">sinonsi n&lt;=30</text:p>
      <text:p text:style-name="P23"><draw:line text:anchor-type="paragraph" draw:z-index="21" draw:name="Ligne 6" draw:style-name="gr4" draw:text-style-name="P57" svg:x1="1.912cm" svg:y1="0.201cm" svg:x2="0.536cm" svg:y2="0.192cm"><text:p/></draw:line><text:span text:style-name="T8">p</text:span><text:span text:style-name="T4"> <text:s text:c="17"/></text:span><text:span text:style-name="T8">10 * 0,1 + </text:span><text:span text:style-name="T9">(n-10) * <text:s/>0,09</text:span></text:p>
      <text:p text:style-name="P24"><text:span text:style-name="T2">si</text:span><text:span text:style-name="T9">non</text:span></text:p>
      <text:p text:style-name="P28"><draw:line text:anchor-type="paragraph" draw:z-index="24" draw:name="Ligne 20" draw:style-name="gr4" draw:text-style-name="P57" svg:x1="1.912cm" svg:y1="0.201cm" svg:x2="0.536cm" svg:y2="0.192cm"><text:p/></draw:line><text:span text:style-name="T8">p</text:span><text:span text:style-name="T4"> <text:s text:c="17"/></text:span><text:span text:style-name="T8">10 * 0,1 + </text:span><text:span text:style-name="T9">20*0,09 + (n-30) * <text:s/>0,08</text:span></text:p>
      <text:p text:style-name="P28"><text:span text:style-name="T5">finsi</text:span><text:span text:style-name="T2"><text:line-break/> Écrire"</text:span><text:span text:style-name="T9">le prix total est:</text:span><text:span text:style-name="T3">"</text:span><text:span text:style-name="T9">p ,</text:span><text:span text:style-name="T2"><text:line-break/>Fin</text:span></text:p>
      <text:p text:style-name="P16"/>
      <text:p text:style-name="P15"><text:bookmark text:name="En4.5"/><text:soft-page-break/>Exercice 4.5</text:p>
      <text:p text:style-name="P3">Les habitants de Zorglub paient l’impôt selon les règles suivantes :</text:p>
      <text:list xml:id="list813231542" text:style-name="L1">
        <text:list-item>
          <text:p text:style-name="P49">les hommes de plus de 20 ans paient l’impôt</text:p>
        </text:list-item>
        <text:list-item>
          <text:p text:style-name="P49">les femmes paient l’impôt si elles ont entre 18 et 35 ans</text:p>
        </text:list-item>
        <text:list-item>
          <text:p text:style-name="P49">les autres ne paient pas d’impôt</text:p>
        </text:list-item>
      </text:list>
      <text:p text:style-name="P3">Le programme demandera donc l’âge et le sexe du Zorglubien, et se prononcera donc ensuite sur le fait que l’habitant est imposable,</text:p>
      <text:p text:style-name="P29"/>
      <text:p text:style-name="P29"><text:span text:style-name="T34">Variable </text:span><text:span text:style-name="T39">sex</text:span><text:span text:style-name="T38"> <text:s/></text:span><text:span text:style-name="T34">en </text:span><text:span text:style-name="T39">caractere</text:span></text:p>
      <text:p text:style-name="P29"><text:span text:style-name="T34">Variable <text:s/></text:span><text:span text:style-name="T39">g</text:span><text:span text:style-name="T38"> <text:s text:c="2"/></text:span><text:span text:style-name="T34">en </text:span><text:span text:style-name="T36">numérique</text:span></text:p>
      <text:p text:style-name="P29"><text:span text:style-name="T34">Variable <text:s/></text:span><text:span text:style-name="T39">c1,c2</text:span><text:span text:style-name="T38"> <text:s text:c="3"/></text:span><text:span text:style-name="T34">en </text:span><text:span text:style-name="T39">booléen</text:span><text:line-break/><text:span text:style-name="T35">début</text:span><text:line-break/><text:span text:style-name="T2">Écrire <text:s/>"</text:span><text:span text:style-name="T10">marquez le sex <text:s text:c="2"/>M/F:</text:span><text:span text:style-name="T2"> "</text:span><text:span text:style-name="T27"><text:line-break/></text:span><text:span text:style-name="T2">Lire</text:span><text:span text:style-name="T23"> </text:span><text:span text:style-name="T8"><text:s/></text:span><text:span text:style-name="T10">sex</text:span></text:p>
      <text:p text:style-name="P29"><text:span text:style-name="T2">Écrire <text:s/>"</text:span><text:span text:style-name="T10">marquez le g: <text:s/></text:span><text:span text:style-name="T2"><text:s/>"</text:span><text:span text:style-name="T27"><text:line-break/></text:span><text:span text:style-name="T2">Lire</text:span><text:span text:style-name="T23"> </text:span><text:span text:style-name="T8"><text:s/></text:span><text:span text:style-name="T10">âge</text:span></text:p>
      <text:p text:style-name="P12"/>
      <text:p text:style-name="P25"><draw:line text:anchor-type="paragraph" draw:z-index="27" draw:name="Ligne 21" draw:style-name="gr4" draw:text-style-name="P57" svg:x1="1.912cm" svg:y1="0.201cm" svg:x2="0.536cm" svg:y2="0.192cm"><text:p/></draw:line><text:span text:style-name="T11">c1</text:span><text:span text:style-name="T2"> <text:s text:c="16"/></text:span><text:span text:style-name="T11">sex = </text:span><text:span text:style-name="T2"><text:s/></text:span><text:span text:style-name="T3">"</text:span><text:span text:style-name="T7">m</text:span><text:span text:style-name="T3">"</text:span><text:span text:style-name="T2"> <text:s text:c="4"/></text:span><text:span text:style-name="T11">et <text:s text:c="2"/>g&gt;20</text:span></text:p>
      <text:p text:style-name="P25"><draw:line text:anchor-type="paragraph" draw:z-index="26" draw:name="Ligne 16" draw:style-name="gr4" draw:text-style-name="P57" svg:x1="1.912cm" svg:y1="0.201cm" svg:x2="0.536cm" svg:y2="0.192cm"><text:p/></draw:line><text:span text:style-name="T11">c1</text:span><text:span text:style-name="T9"> <text:s text:c="16"/></text:span><text:span text:style-name="T11">sex = </text:span><text:span text:style-name="T9"><text:s/></text:span><text:span text:style-name="T3">"</text:span><text:span text:style-name="T11">f </text:span><text:span text:style-name="T3">"</text:span><text:span text:style-name="T9"> <text:s text:c="4"/></text:span><text:span text:style-name="T11">et <text:s/>( g&gt;18 et g&lt;35)</text:span></text:p>
      <text:p text:style-name="P44"><draw:line text:anchor-type="paragraph" draw:z-index="28" draw:name="Ligne 23" draw:style-name="gr5" draw:text-style-name="P57" svg:x1="2.097cm" svg:y1="0.24cm" svg:x2="3.579cm" svg:y2="0.293cm"><text:p/></draw:line>si c1 ou c2</text:p>
      <text:p text:style-name="P25"><text:span text:style-name="T2">Écrire "</text:span><text:span text:style-name="T11">imposable</text:span><text:span text:style-name="T3">"</text:span></text:p>
      <text:p text:style-name="P25"><text:span text:style-name="T11">s</text:span><text:span text:style-name="T2">i</text:span><text:span text:style-name="T9">non</text:span></text:p>
      <text:p text:style-name="P25"><text:span text:style-name="T9">Écrire"</text:span><text:span text:style-name="T11">non imposable</text:span><text:span text:style-name="T3">"</text:span></text:p>
      <text:p text:style-name="P29"><text:span text:style-name="T5">finsi</text:span><text:span text:style-name="T2"><text:line-break/>Fin</text:span></text:p>
      <text:p text:style-name="P17"><draw:line text:anchor-type="paragraph" draw:z-index="29" draw:name="Ligne 17" draw:style-name="gr6" draw:text-style-name="P57" svg:x1="-0.072cm" svg:y1="0.515cm" svg:x2="16.835cm" svg:y2="0.409cm"><text:p/></draw:line></text:p>
      <text:p text:style-name="P15"><text:bookmark text:name="En4.6"/>Exercice 4.6</text:p>
      <text:p text:style-name="P3">Les élections législatives, en Guignolerie Septentrionale, obéissent à la règle suivante:</text:p>
      <text:list xml:id="list153714395" text:style-name="L2">
        <text:list-item>
          <text:p text:style-name="P50">lorsque l'un des candidats obtient plus de 50% des suffrages, il est élu dès le premier tour.</text:p>
        </text:list-item>
        <text:list-item>
          <text:p text:style-name="P50">en cas de deuxième tour, peuvent participer uniquement les candidats ayant obtenu au moins 12,5% des voix au premier tour.</text:p>
        </text:list-item>
      </text:list>
      <text:p text:style-name="P3">Vous devez écrire un algorithme qui permette la saisie des scores de quatre candidats au premier tour. Cet algorithme traitera ensuite le candidat numéro 1 (et <text:span text:style-name="T1">uniquement</text:span>lui): il dira s'il est élu, battu, s'il se trouve en ballottage favorable (il participe au second tour en étant arrivé en tête à l'issue du premier tour) ou défavorable (il participe au second tour sans avoir été en tête au premier tour).</text:p>
      <text:p text:style-name="P31"/>
      <text:p text:style-name="P33"/>
      <text:p text:style-name="P33"/>
      <text:p text:style-name="P33"><text:soft-page-break/><text:span text:style-name="T34">Variable <text:s/></text:span><text:span text:style-name="T40">a,b,c,d</text:span><text:span text:style-name="T38"> <text:s text:c="2"/></text:span><text:span text:style-name="T34">en </text:span><text:span text:style-name="T36">numérique</text:span></text:p>
      <text:p text:style-name="P33"><text:span text:style-name="T34">Variable </text:span><text:span text:style-name="T40">x</text:span><text:span text:style-name="T39">1,</text:span><text:span text:style-name="T40">x</text:span><text:span text:style-name="T39">2</text:span><text:span text:style-name="T38"> ,</text:span><text:span text:style-name="T40">x3,x4</text:span><text:span text:style-name="T38"> <text:s text:c="2"/></text:span><text:span text:style-name="T34">en </text:span><text:span text:style-name="T39">booléen</text:span><text:line-break/><text:span text:style-name="T35">début</text:span><text:line-break/><text:span text:style-name="T2">Écrire <text:s/>"</text:span><text:span text:style-name="T12">entrez des scores des ‘ candidat</text:span><text:span text:style-name="T10">:</text:span><text:span text:style-name="T2"> "</text:span><text:span text:style-name="T27"><text:line-break/></text:span><text:span text:style-name="T2">Lire</text:span><text:span text:style-name="T23"> </text:span><text:span text:style-name="T10"><text:s text:c="4"/></text:span><text:span text:style-name="T12">a,b,c,d,</text:span></text:p>
      <text:p text:style-name="P34"><text:span text:style-name="T12">x</text:span><text:span text:style-name="T2">1 <text:s text:c="7"/>a&gt;50%</text:span></text:p>
      <text:p text:style-name="P34"><text:span text:style-name="T12">x</text:span><text:span text:style-name="T2">2 <text:s text:c="6"/>b&gt;50% <text:s/>ou c&gt;50% <text:s/>ou d&gt;50% <text:s/></text:span></text:p>
      <text:p text:style-name="P34"><text:span text:style-name="T12">x</text:span><text:span text:style-name="T2">3 <text:s text:c="5"/>a&gt;=b <text:s text:c="2"/>et <text:s/>a&gt;=c <text:s text:c="2"/>et <text:s text:c="2"/>a&gt;=d</text:span></text:p>
      <text:p text:style-name="P34"><text:span text:style-name="T12">x</text:span><text:span text:style-name="T2">4 <text:s text:c="5"/>a&gt;=12,5</text:span></text:p>
      <text:p text:style-name="P45"><draw:line text:anchor-type="paragraph" draw:z-index="30" draw:name="Ligne horizontale 9" draw:style-name="gr2" draw:text-style-name="P57" svg:x1="1.171cm" svg:y1="0.266cm" svg:x2="2.838cm" svg:y2="0.24cm"><text:p/></draw:line>si x1</text:p>
      <text:p text:style-name="P36"><draw:line text:anchor-type="paragraph" draw:z-index="31" draw:name="Ligne horizontale 10" draw:style-name="gr2" draw:text-style-name="P57" svg:x1="3.685cm" svg:y1="0.774cm" svg:x2="4.823cm" svg:y2="0.774cm"><text:p/></draw:line><text:span text:style-name="T2">Écrire <text:s/>"</text:span><text:span text:style-name="T13">il a reussi au premier tour</text:span><text:span text:style-name="T10">: <text:s/></text:span><text:span text:style-name="T2"><text:s/>"</text:span><text:span text:style-name="T27"><text:line-break/></text:span><text:span text:style-name="T14">sinonsi </text:span><text:span text:style-name="T15">x2 ou non x4</text:span></text:p>
      <text:p text:style-name="P26"><text:span text:style-name="T2">Écrire"</text:span><text:span text:style-name="T11"> </text:span><text:span text:style-name="T15">il va </text:span><text:span text:style-name="T16">sortir</text:span><text:span text:style-name="T15"> </text:span><text:span text:style-name="T3">"</text:span></text:p>
      <text:p text:style-name="P35"><draw:line text:anchor-type="paragraph" draw:z-index="32" draw:name="Ligne 22" draw:style-name="gr2" draw:text-style-name="P57" svg:x1="2.124cm" svg:y1="0.266cm" svg:x2="3.394cm" svg:y2="0.266cm"><text:p/></draw:line><text:span text:style-name="T3">s</text:span><text:span text:style-name="T2">inonsi <text:s text:c="2"/>x3</text:span></text:p>
      <text:p text:style-name="P26"><text:span text:style-name="T2">Écrire "</text:span><text:span text:style-name="T11"> </text:span><text:span text:style-name="T15">il va passé </text:span><text:span text:style-name="T3">"</text:span></text:p>
      <text:p text:style-name="P26"><text:span text:style-name="T11">s</text:span><text:span text:style-name="T2">i</text:span><text:span text:style-name="T9">non</text:span></text:p>
      <text:p text:style-name="P41"><text:span text:style-name="T9">Écrire "</text:span><text:span text:style-name="T15">il pass pas</text:span><text:span text:style-name="T3">"</text:span></text:p>
      <text:p text:style-name="P42"><text:span text:style-name="T5">finsi</text:span><text:span text:style-name="T2"><text:line-break/>Fin</text:span></text:p>
      <text:p text:style-name="P46"/>
      <text:p text:style-name="P48"><text:bookmark text:name="En4.7"/>Exercice 4.7</text:p>
      <text:p text:style-name="P51">Une compagnie d'assurance automobile propose à ses clients quatre familles de tarifs identifiables par une couleur, du moins au plus onéreux : tarifs bleu, vert, orange et rouge. Le tarif dépend de la situation du conducteur :</text:p>
      <text:list xml:id="list1441129294" text:style-name="L3">
        <text:list-item>
          <text:p text:style-name="P52">un conducteur de moins de 25 ans et titulaire du permis depuis moins de deux ans, se voit attribuer le tarif rouge, si toutefois il n'a jamais été responsable d'accident. Sinon, la compagnie refuse de l'assurer.</text:p>
        </text:list-item>
        <text:list-item>
          <text:p text:style-name="P52">un conducteur de moins de 25 ans et titulaire du permis depuis plus de deux ans, ou de plus de 25 ans mais titulaire du permis depuis moins de deux ans a le droit au tarif orange s'il n'a jamais provoqué d'accident, au tarif rouge pour un accident, sinon il est refusé.</text:p>
        </text:list-item>
        <text:list-item>
          <text:p text:style-name="P52">un conducteur de plus de 25 ans titulaire du permis depuis plus de deux ans bénéficie du tarif vert s'il n'est à l'origine d'aucun accident et du tarif orange pour un accident, du tarif rouge pour deux accidents, et refusé au-delà</text:p>
        </text:list-item>
        <text:list-item>
          <text:p text:style-name="P52">De plus, pour encourager la fidélité des clients acceptés, la compagnie propose un contrat de la couleur immédiatement la plus avantageuse s'il est entré dans la maison depuis plus de cinq ans. Ainsi, s'il satisfait à cette exigence, un client normalement "vert" devient "bleu", un client normalement "orange" devient "vert", et le "rouge" devient orange.</text:p>
        </text:list-item>
      </text:list>
      <text:p text:style-name="P3">Ecrire l'algorithme permettant de saisir les données nécessaires (sans contrôle de saisie) et de traiter ce problème. Avant de se lancer à corps perdu dans cet exercice, on pourra réfléchir un peu et s'apercevoir qu'il est plus simple qu'il n'en a l'air (cela s'appelle faire une analyse !)</text:p>
      <text:p text:style-name="P41"><text:soft-page-break/></text:p>
      <text:p text:style-name="P41"><text:span text:style-name="T34">Variable </text:span><text:span text:style-name="T42">réponse</text:span><text:span text:style-name="T38"> </text:span><text:span text:style-name="T34">en </text:span><text:span text:style-name="T39">caractere</text:span></text:p>
      <text:p text:style-name="P41"><text:span text:style-name="T34">Variable <text:s/></text:span><text:span text:style-name="T39">g,</text:span><text:span text:style-name="T41">np,nc,ns</text:span><text:span text:style-name="T38"> <text:s text:c="2"/></text:span><text:span text:style-name="T34">en </text:span><text:span text:style-name="T36">numérique</text:span></text:p>
      <text:p text:style-name="P41"><text:span text:style-name="T34">Variable <text:s/></text:span><text:span text:style-name="T39">c1,c2,</text:span><text:span text:style-name="T41">c3</text:span><text:span text:style-name="T38"> <text:s text:c="3"/></text:span><text:span text:style-name="T34">en </text:span><text:span text:style-name="T39">booléen</text:span><text:line-break/><text:span text:style-name="T35">début</text:span><text:line-break/><text:span text:style-name="T2">Écrire <text:s/>"</text:span><text:span text:style-name="T10">marquez l’</text:span><text:span text:style-name="T17">âge</text:span><text:span text:style-name="T10">:</text:span><text:span text:style-name="T2"> "</text:span><text:span text:style-name="T27"><text:line-break/></text:span><text:span text:style-name="T2">Lire</text:span><text:span text:style-name="T23"> </text:span><text:span text:style-name="T8"><text:s/></text:span><text:span text:style-name="T10"><text:s text:c="3"/></text:span><text:span text:style-name="T18">g</text:span></text:p>
      <text:p text:style-name="P41"><text:span text:style-name="T2">Écrire <text:s/>"</text:span><text:span text:style-name="T10">marquez le </text:span><text:span text:style-name="T18">nombre d’années de permis</text:span><text:span text:style-name="T10">: <text:s/></text:span><text:span text:style-name="T2"><text:s/>"</text:span><text:span text:style-name="T27"><text:line-break/></text:span><text:span text:style-name="T2">Lire</text:span><text:span text:style-name="T23"> </text:span><text:span text:style-name="T8"><text:s/></text:span><text:span text:style-name="T18">np</text:span></text:p>
      <text:p text:style-name="P13">Écrire <text:s/>"<text:span text:style-name="T39">marquez le </text:span><text:span text:style-name="T42">nombre d’accidents</text:span><text:span text:style-name="T39">: <text:s/></text:span><text:s/>"<text:line-break/>Lire <text:s/><text:span text:style-name="T42">nc</text:span></text:p>
      <text:p text:style-name="P13">Écrire <text:s/>"<text:span text:style-name="T39">marquez le </text:span><text:span text:style-name="T42">nombre d’année d’assurance</text:span><text:span text:style-name="T39">: <text:s/></text:span><text:s/>"<text:line-break/>Lire <text:s/><text:span text:style-name="T42">ns</text:span></text:p>
      <text:p text:style-name="P27"><draw:line text:anchor-type="paragraph" draw:z-index="34" draw:name="Ligne 25" draw:style-name="gr4" draw:text-style-name="P57" svg:x1="1.912cm" svg:y1="0.201cm" svg:x2="0.536cm" svg:y2="0.192cm"><text:p/></draw:line><text:span text:style-name="T11">c1</text:span><text:span text:style-name="T2"> <text:s text:c="16"/></text:span><text:span text:style-name="T18">g&gt;=25</text:span></text:p>
      <text:p text:style-name="P27"><draw:line text:anchor-type="paragraph" draw:z-index="33" draw:name="Ligne 24" draw:style-name="gr4" draw:text-style-name="P57" svg:x1="1.912cm" svg:y1="0.201cm" svg:x2="0.536cm" svg:y2="0.192cm"><text:p/></draw:line><text:span text:style-name="T11">c1</text:span><text:span text:style-name="T9"> <text:s text:c="16"/></text:span><text:span text:style-name="T18">np&gt;=2</text:span></text:p>
      <text:p text:style-name="P27"><draw:line text:anchor-type="paragraph" draw:z-index="36" draw:name="Ligne 27" draw:style-name="gr4" draw:text-style-name="P57" svg:x1="1.912cm" svg:y1="0.201cm" svg:x2="0.536cm" svg:y2="0.192cm"><text:p/></draw:line><text:span text:style-name="T11">c1</text:span><text:span text:style-name="T9"> <text:s text:c="16"/></text:span><text:span text:style-name="T18">ns&gt;5</text:span></text:p>
      <text:p text:style-name="P37"><draw:line text:anchor-type="paragraph" draw:z-index="38" draw:name="Ligne horizontale 11" draw:style-name="gr3" draw:text-style-name="P57" svg:x1="4.875cm" svg:y1="0.254cm" svg:x2="6.489cm" svg:y2="0.254cm"><text:p/></draw:line><text:span text:style-name="T11">si <text:s text:c="5"/>(non c1 <text:s text:c="2"/>et </text:span><text:span text:style-name="T2">non </text:span><text:span text:style-name="T11">c2 <text:s/>) </text:span></text:p>
      <text:p text:style-name="P37"><draw:line text:anchor-type="paragraph" draw:z-index="39" draw:name="Ligne 29" draw:style-name="gr3" draw:text-style-name="P57" svg:x1="4.902cm" svg:y1="0.217cm" svg:x2="6.437cm" svg:y2="0.191cm"><text:p/></draw:line><text:span text:style-name="T11">s</text:span><text:span text:style-name="T2">i <text:s text:c="2"/>ac <text:s/>= <text:s/>0</text:span></text:p>
      <text:p text:style-name="P37"><draw:line text:anchor-type="paragraph" draw:z-index="40" draw:name="Ligne horizontale 12" draw:style-name="gr3" draw:text-style-name="P57" svg:x1="2.124cm" svg:y1="0.259cm" svg:x2="1.436cm" svg:y2="0.259cm"><text:p/></draw:line><text:span text:style-name="T2">réponse <text:s text:c="8"/></text:span><text:span text:style-name="T8"><text:s/>"</text:span><text:span text:style-name="T19">rouge</text:span><text:span text:style-name="T8"> "</text:span></text:p>
      <text:p text:style-name="P38"><text:span text:style-name="T11">s</text:span><text:span text:style-name="T2">i non</text:span></text:p>
      <text:p text:style-name="P37"><draw:line text:anchor-type="paragraph" draw:z-index="41" draw:name="Ligne horizontale 13" draw:style-name="gr3" draw:text-style-name="P57" svg:x1="2.229cm" svg:y1="0.265cm" svg:x2="1.462cm" svg:y2="0.265cm"><text:p/></draw:line><text:span text:style-name="T11">réponse <text:s text:c="8"/></text:span><text:span text:style-name="T8"><text:s/>"</text:span><text:span text:style-name="T19">refusé</text:span><text:span text:style-name="T8"> "</text:span></text:p>
      <text:p text:style-name="P38"><text:span text:style-name="T11">f</text:span><text:span text:style-name="T2">insi</text:span></text:p>
      <text:p text:style-name="P37"><draw:line text:anchor-type="paragraph" draw:z-index="37" draw:name="Ligne 28" draw:style-name="gr3" draw:text-style-name="P57" svg:x1="7.733cm" svg:y1="0.217cm" svg:x2="9.426cm" svg:y2="0.243cm"><text:p/></draw:line><text:span text:style-name="T11">s</text:span><text:span text:style-name="T2">i <text:s text:c="5"/>(non c1 <text:s text:c="2"/>et c2 <text:s/>) ou ( <text:s text:c="2"/>c1 et non <text:s/>c2 <text:s text:c="2"/>)</text:span></text:p>
      <text:p text:style-name="P30"><draw:line text:anchor-type="paragraph" draw:z-index="35" draw:name="Ligne 26" draw:style-name="gr5" draw:text-style-name="P57" svg:x1="2.097cm" svg:y1="0.24cm" svg:x2="3.579cm" svg:y2="0.293cm"><text:p/></draw:line><text:span text:style-name="T2">si <text:s text:c="2"/></text:span><text:span text:style-name="T19">ac</text:span><text:span text:style-name="T2"> </text:span><text:span text:style-name="T19">= <text:s/>0</text:span></text:p>
      <text:p text:style-name="P37"><draw:line text:anchor-type="paragraph" draw:z-index="42" draw:name="Ligne horizontale 14" draw:style-name="gr3" draw:text-style-name="P57" svg:x1="2.124cm" svg:y1="0.259cm" svg:x2="1.436cm" svg:y2="0.259cm"><text:p/></draw:line><text:span text:style-name="T2">réponse <text:s text:c="8"/></text:span><text:span text:style-name="T8"><text:s/>"</text:span><text:span text:style-name="T19">orange</text:span><text:span text:style-name="T8">"</text:span></text:p>
      <text:p text:style-name="P38"><draw:line text:anchor-type="paragraph" draw:z-index="48" draw:name="Ligne 30" draw:style-name="gr3" draw:text-style-name="P57" svg:x1="2.574cm" svg:y1="0.318cm" svg:x2="3.553cm" svg:y2="0.344cm"><text:p/></draw:line><text:span text:style-name="T11">s</text:span><text:span text:style-name="T2">i nonsi ac=1</text:span></text:p>
      <text:p text:style-name="P37"><draw:line text:anchor-type="paragraph" draw:z-index="44" draw:name="Ligne horizontale 16" draw:style-name="gr3" draw:text-style-name="P57" svg:x1="2.124cm" svg:y1="0.259cm" svg:x2="1.436cm" svg:y2="0.259cm"><text:p/></draw:line><text:span text:style-name="T2">réponse <text:s text:c="8"/></text:span><text:span text:style-name="T8"><text:s/>"</text:span><text:span text:style-name="T19">rouge</text:span><text:span text:style-name="T8"> "</text:span></text:p>
      <text:p text:style-name="P38"><text:span text:style-name="T11">s</text:span><text:span text:style-name="T2">i non</text:span></text:p>
      <text:p text:style-name="P37"><draw:line text:anchor-type="paragraph" draw:z-index="45" draw:name="Ligne horizontale 17" draw:style-name="gr3" draw:text-style-name="P57" svg:x1="2.229cm" svg:y1="0.265cm" svg:x2="1.462cm" svg:y2="0.265cm"><text:p/></draw:line><text:span text:style-name="T11">réponse <text:s text:c="8"/></text:span><text:span text:style-name="T8"><text:s/>"</text:span><text:span text:style-name="T11">r</text:span><text:span text:style-name="T19">efusé</text:span><text:span text:style-name="T8"> "</text:span></text:p>
      <text:p text:style-name="P38"><text:span text:style-name="T11">f</text:span><text:span text:style-name="T2">insi</text:span></text:p>
      <text:p text:style-name="P47">si non</text:p>
      <text:p text:style-name="P47"><draw:line text:anchor-type="paragraph" draw:z-index="46" draw:name="Ligne horizontale 18" draw:style-name="gr3" draw:text-style-name="P57" svg:x1="1.568cm" svg:y1="0.28cm" svg:x2="2.944cm" svg:y2="0.28cm"><text:p/></draw:line>si ac=0</text:p>
      <text:p text:style-name="P37"><draw:line text:anchor-type="paragraph" draw:z-index="47" draw:name="Ligne horizontale 19" draw:style-name="gr3" draw:text-style-name="P57" svg:x1="2.177cm" svg:y1="0.217cm" svg:x2="1.489cm" svg:y2="0.217cm"><text:p/></draw:line><text:span text:style-name="T2">réponse <text:s text:c="8"/></text:span><text:span text:style-name="T8"><text:s/>"</text:span><text:span text:style-name="T19">vert</text:span><text:span text:style-name="T8"> "</text:span></text:p>
      <text:p text:style-name="P38"><draw:line text:anchor-type="paragraph" draw:z-index="49" draw:name="Ligne horizontale 20" draw:style-name="gr3" draw:text-style-name="P57" svg:x1="2.468cm" svg:y1="0.233cm" svg:x2="3.447cm" svg:y2="0.233cm"><text:p/></draw:line><text:span text:style-name="T11">s</text:span><text:span text:style-name="T2">i nonsi ac=1</text:span></text:p>
      <text:p text:style-name="P37"><draw:line text:anchor-type="paragraph" draw:z-index="50" draw:name="Ligne 31" draw:style-name="gr3" draw:text-style-name="P57" svg:x1="1.489cm" svg:y1="0.275cm" svg:x2="2.309cm" svg:y2="0.328cm"><text:p/></draw:line><text:span text:style-name="T2">réponse <text:s text:c="8"/></text:span><text:span text:style-name="T8"><text:s/>"</text:span><text:span text:style-name="T19">orange</text:span><text:span text:style-name="T8">"</text:span></text:p>
      <text:p text:style-name="P38"><draw:line text:anchor-type="paragraph" draw:z-index="51" draw:name="Ligne horizontale 21" draw:style-name="gr3" draw:text-style-name="P57" svg:x1="2.468cm" svg:y1="0.233cm" svg:x2="3.447cm" svg:y2="0.233cm"><text:p/></draw:line><text:span text:style-name="T11">s</text:span><text:span text:style-name="T2">i nonsi ac=</text:span><text:span text:style-name="T20">2</text:span></text:p>
      <text:p text:style-name="P37"><draw:line text:anchor-type="paragraph" draw:z-index="52" draw:name="Ligne 32" draw:style-name="gr3" draw:text-style-name="P57" svg:x1="1.489cm" svg:y1="0.275cm" svg:x2="2.309cm" svg:y2="0.328cm"><text:p/></draw:line><text:span text:style-name="T8">réponse <text:s text:c="9"/>"</text:span><text:span text:style-name="T22">r</text:span><text:span text:style-name="T20">ouge</text:span><text:span text:style-name="T8">"</text:span></text:p>
      <text:p text:style-name="P39"><text:span text:style-name="T8">s</text:span><text:span text:style-name="T2">inon</text:span></text:p>
      <text:p text:style-name="P37"><draw:line text:anchor-type="paragraph" draw:z-index="43" draw:name="Ligne horizontale 15" draw:style-name="gr3" draw:text-style-name="P57" svg:x1="2.229cm" svg:y1="0.265cm" svg:x2="1.462cm" svg:y2="0.265cm"><text:p/></draw:line><text:span text:style-name="T11">réponse <text:s text:c="8"/></text:span><text:span text:style-name="T8"><text:s/>"</text:span><text:span text:style-name="T19">refusé</text:span><text:span text:style-name="T8"> "</text:span></text:p>
      <text:p text:style-name="P38"><text:span text:style-name="T11">f</text:span><text:span text:style-name="T2">insi</text:span></text:p>
      <text:p text:style-name="P38"><draw:line text:anchor-type="paragraph" draw:z-index="53" draw:name="Ligne 33" draw:style-name="gr3" draw:text-style-name="P57" svg:x1="1.251cm" svg:y1="0.27cm" svg:x2="2.389cm" svg:y2="0.296cm"><text:p/></draw:line><text:span text:style-name="T2">si <text:s text:c="2"/></text:span><text:span text:style-name="T20">c3</text:span></text:p>
      <text:p text:style-name="P37"><draw:line text:anchor-type="paragraph" draw:z-index="54" draw:name="Ligne horizontale 22" draw:style-name="gr3" draw:text-style-name="P57" svg:x1="4.187cm" svg:y1="0.259cm" svg:x2="5.219cm" svg:y2="0.259cm"><text:p/></draw:line><text:span text:style-name="T3">réponse <text:s/></text:span><text:span text:style-name="T20">=</text:span><text:span text:style-name="T3"> <text:s/></text:span><text:span text:style-name="T8">"</text:span><text:span text:style-name="T22">r</text:span><text:span text:style-name="T19">ouge</text:span><text:span text:style-name="T8"> "</text:span></text:p>
      <text:p text:style-name="P37"><draw:line text:anchor-type="paragraph" draw:z-index="55" draw:name="Ligne horizontale 23" draw:style-name="gr3" draw:text-style-name="P57" svg:x1="2.256cm" svg:y1="0.275cm" svg:x2="1.489cm" svg:y2="0.275cm"><text:p/></draw:line><text:span text:style-name="T8">réponse <text:s text:c="9"/>"</text:span><text:span text:style-name="T19">orange</text:span><text:span text:style-name="T8">"</text:span></text:p>
      <text:p text:style-name="P39"><text:span text:style-name="T8">s</text:span><text:span text:style-name="T2">inonsi</text:span></text:p>
      <text:p text:style-name="P37"><text:span text:style-name="T2">réponse <text:s text:c="2"/></text:span><text:span text:style-name="T20">=</text:span><text:span text:style-name="T2"> </text:span><text:span text:style-name="T8"><text:s/>"</text:span><text:span text:style-name="T19">orange</text:span><text:span text:style-name="T8">"</text:span></text:p>
      <text:p text:style-name="P37"><draw:line text:anchor-type="paragraph" draw:z-index="56" draw:name="Ligne 34" draw:style-name="gr3" draw:text-style-name="P57" svg:x1="1.462cm" svg:y1="0.323cm" svg:x2="2.282cm" svg:y2="0.349cm"><text:p/></draw:line><text:span text:style-name="T8">réponse <text:s text:c="9"/>"</text:span><text:span text:style-name="T19">vert</text:span><text:span text:style-name="T8"> "</text:span></text:p>
      <text:p text:style-name="P40"><text:span text:style-name="T8">s</text:span><text:span text:style-name="T2">inonsi <text:s text:c="3"/></text:span><text:span text:style-name="T8">réponse </text:span><text:span text:style-name="T2">=</text:span><text:span text:style-name="T8"> <text:s text:c="3"/>"</text:span><text:span text:style-name="T19">vert</text:span><text:span text:style-name="T8"> "</text:span></text:p>
      <text:p text:style-name="P37"><draw:line text:anchor-type="paragraph" draw:z-index="57" draw:name="Ligne horizontale 24" draw:style-name="gr3" draw:text-style-name="P57" svg:x1="2.229cm" svg:y1="0.265cm" svg:x2="1.462cm" svg:y2="0.265cm"><text:p/></draw:line><text:span text:style-name="T11">réponse <text:s text:c="8"/></text:span><text:span text:style-name="T8"><text:s/>"</text:span><text:span text:style-name="T21">bleu</text:span><text:span text:style-name="T8"> "</text:span></text:p>
      <text:p text:style-name="P5"><text:span text:style-name="T29">fins</text:span><text:span text:style-name="T33">i</text:span></text:p>
      <text:p text:style-name="P5"><text:span text:style-name="T31">Écrire <text:s/>"</text:span><text:span text:style-name="T33">votre réponse</text:span><text:span text:style-name="T32">: <text:s/></text:span><text:span text:style-name="T31"><text:s/>"</text:span><text:span text:style-name="T27"><text:line-break/>Fin</text:span></text:p>
      <text:p text:style-name="P16"><text:soft-page-break/></text:p>
      <text:p text:style-name="P15"><text:bookmark text:name="En4.8"/>Exercice 4.8</text:p>
      <text:p text:style-name="P3">Ecrivez un algorithme qui a près avoir demandé un numéro de jour, de mois et d'année à l'utilisateur, renvoie s'il s'agit ou non d'une date valide.</text:p>
      <text:p text:style-name="P3">Cet exercice est certes d’un manque d’originalité affligeant, mais après tout, en algorithmique comme ailleurs, il faut connaître ses classiques ! Et quand on a fait cela une fois dans sa vie, on apprécie pleinement l’existence d’un type numérique « date » dans certains langages…).</text:p>
      <text:p text:style-name="P3">Il n'est sans doute pas inutile de rappeler rapidement que le mois de février compte 28 jours, sauf si l’année est bissextile, auquel cas il en compte 29. L’année est bissextile si elle est divisible par quatre. Toutefois, les années divisibles par 100 ne sont pas bissextiles, mais les années divisibles par 400 le sont. Ouf !</text:p>
      <text:p text:style-name="P3">Un dernier petit détail : vous ne savez pas, pour l’instant, exprimer correctement en pseudo-code l’idée qu’un nombre A est divisible par un nombre B. Aussi, vous vous contenterez d’écrire en bons télégraphistes que A divisible par B se dit «A dp B».</text:p>
      <text:p text:style-name="P54"><text:s/></text:p>
      <text:p text:style-name="P54">Variables <text:s text:c="5"/>J, <text:s/>M, A, JMax <text:s text:c="3"/>en Numérique<text:line-break/> <text:s text:c="6"/>Variables <text:s text:c="4"/>VJ, VM, B <text:s text:c="8"/>en Booleen<text:line-break/>Début<text:line-break/>Écrire"Entrez le numéro du jour"<text:line-break/>Lire J<text:line-break/>Écrire"Entrez le numéro du mois"<text:line-break/>Lire <text:s text:c="6"/>M<text:line-break/>Écrire"Entrez l'année"<text:line-break/>Lire AS</text:p>
      <text:p text:style-name="Text_20_body"><draw:line text:anchor-type="paragraph" draw:z-index="75" draw:name="Ligne horizontale 31" draw:style-name="gr1" draw:text-style-name="P57" svg:x1="2.97cm" svg:y1="0.529cm" svg:x2="4.346cm" svg:y2="0.529cm"><text:p/></draw:line><text:span text:style-name="T2">i <text:s text:c="2"/>VJ et VM<text:line-break/>Écrire"La date est valide"<text:line-break/>Sinon<text:line-break/> Écrire"La date n'est pas valide"<text:line-break/>FinSi</text:span></text:p>
      <text:p text:style-name="P43"><draw:line text:anchor-type="paragraph" draw:z-index="58" draw:name="Ligne 35" draw:style-name="gr2" draw:text-style-name="P57" svg:x1="3.473cm" svg:y1="3.768cm" svg:x2="4.637cm" svg:y2="3.794cm"><text:p/></draw:line><draw:line text:anchor-type="paragraph" draw:z-index="59" draw:name="Ligne 36" draw:style-name="gr2" draw:text-style-name="P57" svg:x1="8.262cm" svg:y1="5.011cm" svg:x2="9.347cm" svg:y2="4.985cm"><text:p/></draw:line><draw:line text:anchor-type="paragraph" draw:z-index="72" draw:name="Ligne 43" draw:style-name="gr2" draw:text-style-name="P57" svg:x1="2.838cm" svg:y1="2.524cm" svg:x2="4.399cm" svg:y2="2.55cm"><text:p/></draw:line><draw:line text:anchor-type="paragraph" draw:z-index="73" draw:name="Ligne 44" draw:style-name="gr2" draw:text-style-name="P57" svg:x1="2.759cm" svg:y1="2.101cm" svg:x2="4.267cm" svg:y2="2.18cm"><text:p/></draw:line><text:span text:style-name="T24">B ← A dp 400 ou (non(A dp 100) et A dp 4)<text:line-break/>Jmax ← 0<text:line-break/>VM ← M &gt;= 1 et M =&lt; 12<text:line-break/>Si <text:s text:c="2"/>VM<text:line-break/> Si <text:s/>M = 2 et B<text:line-break/> JMax ← 29<text:line-break/>SinonSi <text:s text:c="2"/>M = 2<text:line-break/>JMax ← 28<text:line-break/>SinonSi <text:s/>M = 4 ou M = 6 ou M = 9 ou M = 11<text:line-break/></text:span><text:soft-page-break/><text:span text:style-name="T24"> JMax ← 30<text:line-break/>Sinon<text:line-break/> JMax ← 31<text:line-break/> FinSi<text:line-break/> VJ ← J &gt;= 1 et J =&lt; Jmax<text:line-break/>FinSi</text:span></text:p>
      <text:p text:style-name="Text_20_body"><draw:line text:anchor-type="paragraph" draw:z-index="60" draw:name="Ligne horizontale 25" draw:style-name="gr2" draw:text-style-name="P57" svg:x1="5.431cm" svg:y1="0.519cm" svg:x2="6.727cm" svg:y2="0.519cm"><text:p/></draw:line><draw:line text:anchor-type="paragraph" draw:z-index="61" draw:name="Ligne horizontale 26" draw:style-name="gr2" draw:text-style-name="P57" svg:x1="3.738cm" svg:y1="1.656cm" svg:x2="4.955cm" svg:y2="1.656cm"><text:p/></draw:line><draw:line text:anchor-type="paragraph" draw:z-index="62" draw:name="Ligne horizontale 27" draw:style-name="gr2" draw:text-style-name="P57" svg:x1="3.658cm" svg:y1="2.159cm" svg:x2="4.928cm" svg:y2="2.159cm"><text:p/></draw:line><draw:line text:anchor-type="paragraph" draw:z-index="63" draw:name="Ligne horizontale 28" draw:style-name="gr2" draw:text-style-name="P57" svg:x1="4.796cm" svg:y1="2.768cm" svg:x2="6.092cm" svg:y2="2.768cm"><text:p/></draw:line><draw:line text:anchor-type="paragraph" draw:z-index="64" draw:name="Ligne horizontale 29" draw:style-name="gr2" draw:text-style-name="P57" svg:x1="4.479cm" svg:y1="5.493cm" svg:x2="5.723cm" svg:y2="5.493cm"><text:p/></draw:line><draw:line text:anchor-type="paragraph" draw:z-index="65" draw:name="Ligne 37" draw:style-name="gr2" draw:text-style-name="P57" svg:x1="4.717cm" svg:y1="6.074cm" svg:x2="5.67cm" svg:y2="6.048cm"><text:p/></draw:line><draw:line text:anchor-type="paragraph" draw:z-index="66" draw:name="Ligne 38" draw:style-name="gr2" draw:text-style-name="P57" svg:x1="4.214cm" svg:y1="8.932cm" svg:x2="5.696cm" svg:y2="8.906cm"><text:p/></draw:line><draw:line text:anchor-type="paragraph" draw:z-index="67" draw:name="Ligne 39" draw:style-name="gr2" draw:text-style-name="P57" svg:x1="4.584cm" svg:y1="9.514cm" svg:x2="5.695cm" svg:y2="9.488cm"><text:p/></draw:line><draw:line text:anchor-type="paragraph" draw:z-index="68" draw:name="Ligne 40" draw:style-name="gr2" draw:text-style-name="P57" svg:x1="4.611cm" svg:y1="12.875cm" svg:x2="5.564cm" svg:y2="12.901cm"><text:p/></draw:line><draw:line text:anchor-type="paragraph" draw:z-index="69" draw:name="Ligne 41" draw:style-name="gr2" draw:text-style-name="P57" svg:x1="4.426cm" svg:y1="16.764cm" svg:x2="5.431cm" svg:y2="16.738cm"><text:p/></draw:line><draw:line text:anchor-type="paragraph" draw:z-index="70" draw:name="Ligne horizontale 30" draw:style-name="gr2" draw:text-style-name="P57" svg:x1="9.056cm" svg:y1="16.208cm" svg:x2="10.141cm" svg:y2="16.208cm"><text:p/></draw:line><draw:line text:anchor-type="paragraph" draw:z-index="71" draw:name="Ligne 42" draw:style-name="gr2" draw:text-style-name="P57" svg:x1="4.399cm" svg:y1="19.992cm" svg:x2="5.748cm" svg:y2="20.018cm"><text:p/></draw:line><text:span text:style-name="T2">Si <text:s text:c="3"/>M &lt; 1 ou M &gt; 12<text:line-break/> Écrire"Date Invalide"<text:line-break/>SinonSi <text:s text:c="3"/>M = 2 <text:line-break/> <text:s text:c="2"/>Si <text:s text:c="6"/>A dp 400<text:line-break/>Si <text:s text:c="2"/>J &lt; 1 ou J &gt; 29<text:line-break/> Écrire"Date Invalide"<text:line-break/> Sinon<text:line-break/>Écrire"Date Valide"<text:line-break/> <text:s text:c="4"/>FinSi<text:line-break/> SinonSi <text:s text:c="7"/>A dp 100<text:line-break/>Si <text:s text:c="7"/>J &lt; 1 ou J &gt; 28<text:line-break/> Écrire"Date Invalide"<text:line-break/> Sinon<text:line-break/> Écrire"Date Valide"<text:line-break/> FinSi<text:line-break/>Sinon<text:line-break/> Si <text:s text:c="7"/>J &lt; 1 ou J &gt; 28<text:line-break/> <text:s text:c="2"/>Ecrire "Date Invalide"<text:line-break/> <text:s text:c="5"/>Sinon<text:line-break/> Ecrire "Date Valide"<text:line-break/>FinSi<text:line-break/> FinSi<text:line-break/>SinonSi <text:s text:c="8"/>M = 4 ou M = 6 ou M = 9 ou M = 11<text:line-break/> SiJ &lt; 1 ou J &gt; 30<text:line-break/> Ecrire"Date Invalide"<text:line-break/> Sinon<text:line-break/> <text:s text:c="2"/>Écrire"Date Valide"<text:line-break/>FinSi<text:line-break/>Sinon<text:line-break/> Si <text:s text:c="5"/>J &lt; 1 ou J &gt; 31<text:line-break/>Ecrire"Date Invalide"<text:line-break/>Sinon<text:line-break/> Ecrire"Date Valide"<text:line-break/>FinSi</text:span></text:p>
      <text:p text:style-name="P54"><draw:line text:anchor-type="paragraph" draw:z-index="74" draw:name="Ligne 45" draw:style-name="gr1" draw:text-style-name="P57" svg:x1="4.717cm" svg:y1="3.325cm" svg:x2="6.41cm" svg:y2="3.351cm"><text:p/></draw:line>B ← (A dp 4 et Non(A dp 100)) ou A dp 400<text:line-break/>K1 ← (m=1 ou m=3 ou m=5 ou m=7 ) et (J&gt;=1 et J=&lt;31)<text:line-break/>K2 ← (m=4 ou m=6 ou m=9 ou m=11) et (J&gt;=1 et J=&lt;30)<text:line-break/>K3 ← m=2 et B et J&gt;=1 et J=&lt;29<text:line-break/>K4 ← m=2 et J&gt;=1 et J=&lt;28<text:line-break/><text:soft-page-break/>Si <text:s text:c="3"/>K1 ou K2 ou K3 ou K4<text:line-break/> Ecrire"Date valide"<text:line-break/>Sinon<text:line-break/> <text:s/>Écrire"Date <text:span text:style-name="T43">in</text:span>valide"<text:line-break/>FinSi<text:line-break/>F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ans serif'"/>
    <style:font-face style:name="Ubuntu mono" svg:font-family="'Ubuntu mono', 'Courier New'"/>
  </office:font-face-decls>
  <office:styles>
    <draw:marker draw:name="Arrow"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Double_20_Dash_20_Dot_20_Dot" draw:display-name="Double Dash Dot Dot" draw:style="rect" draw:dots1="1" draw:dots1-length="800%" draw:dots2="2" draw:dots2-length="1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3:58:58.779597503</meta:creation-date>
    <dc:date>2023-04-03T09:16:59.376563658</dc:date>
    <meta:editing-duration>PT6M51S</meta:editing-duration>
    <meta:editing-cycles>3</meta:editing-cycles>
    <meta:generator>LibreOffice/7.3.7.2$Linux_X86_64 LibreOffice_project/30$Build-2</meta:generator>
    <meta:document-statistic meta:table-count="0" meta:image-count="0" meta:object-count="0" meta:page-count="8" meta:paragraph-count="144" meta:word-count="1564" meta:character-count="8942" meta:non-whitespace-character-count="6797"/>
  </office:meta>
</office:document-meta>
</file>